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35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1.3472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1.1264in"/>
    </style:style>
    <style:style style:name="co7" style:family="table-column">
      <style:table-column-properties fo:break-before="auto" style:column-width="1.1339in"/>
    </style:style>
    <style:style style:name="co8" style:family="table-column">
      <style:table-column-properties fo:break-before="auto" style:column-width="1.0528in"/>
    </style:style>
    <style:style style:name="ro1" style:family="table-row">
      <style:table-row-properties style:row-height="0.65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 style:data-style-name="N121"/>
    <style:style style:name="ce3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81d41a"/>
    </style:style>
    <style:style style:name="ce6" style:family="table-cell" style:parent-style-name="Default">
      <style:text-properties fo:color="#808080"/>
    </style:style>
    <style:style style:name="ce7" style:family="table-cell" style:parent-style-name="Default">
      <style:table-cell-properties fo:background-color="#81d41a"/>
      <style:text-properties fo:color="#808080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4"/>
        <table:table-column table:style-name="co6" table:default-cell-style-name="ce6"/>
        <table:table-column table:style-name="co1" table:default-cell-style-name="ce4"/>
        <table:table-column table:style-name="co7" table:default-cell-style-name="ce4"/>
        <table:table-column table:style-name="co1" table:default-cell-style-name="ce2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HVDC</text:p>
            <text:p>ESR (ohms)</text:p>
          </table:table-cell>
          <table:table-cell office:value-type="string" calcext:value-type="string">
            <text:p>Number of</text:p>
            <text:p>resistors</text:p>
          </table:table-cell>
          <table:table-cell office:value-type="string" calcext:value-type="string">
            <text:p>HVDC Bus</text:p>
            <text:p>Voltage</text:p>
          </table:table-cell>
          <table:table-cell office:value-type="string" calcext:value-type="string">
            <text:p>+5P load</text:p>
            <text:p>resistance</text:p>
            <text:p>(external, ohms)</text:p>
          </table:table-cell>
          <table:table-cell office:value-type="string" calcext:value-type="string">
            <text:p>Minimum allowed</text:p>
            <text:p>total load resistance</text:p>
            <text:p>(lower resistances</text:p>
            <text:p>sag +5VP) (ohms)</text:p>
          </table:table-cell>
          <table:table-cell office:value-type="string" calcext:value-type="string">
            <text:p>Calculated</text:p>
            <text:p>+5VP load</text:p>
            <text:p>current (mA)</text:p>
          </table:table-cell>
          <table:table-cell office:value-type="string" calcext:value-type="string">
            <text:p>V(HVDC_sense)</text:p>
          </table:table-cell>
          <table:table-cell office:value-type="string" calcext:value-type="string">
            <text:p>Actual HVDC</text:p>
            <text:p>input current</text:p>
            <text:p>(mA)</text:p>
          </table:table-cell>
          <table:table-cell office:value-type="string" calcext:value-type="string">
            <text:p>P(max) in HVDC</text:p>
            <text:p>resistors (W)</text:p>
          </table:table-cell>
          <table:table-cell office:value-type="string" calcext:value-type="string">
            <text:p>power per</text:p>
            <text:p>resistor (mW)</text:p>
          </table:table-cell>
          <table:table-cell office:value-type="string" calcext:value-type="string">
            <text:p>FLIR temp</text:p>
            <text:p>at 23 degC</text:p>
            <text:p>ambient (degC)</text:p>
          </table:table-cell>
          <table:table-cell office:value-type="string" calcext:value-type="string">
            <text:p>delta temp</text:p>
            <text:p>above ambient</text:p>
            <text:p>(degC)</text:p>
          </table:table-cell>
          <table:table-cell table:number-columns-repeated="1012"/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5.16" calcext:value-type="float">
            <text:p>5.16</text:p>
          </table:table-cell>
          <table:table-cell table:formula="of:=[.G2]/987*1000" office:value-type="float" office:value="5.22796352583587" calcext:value-type="float">
            <text:p>5.23</text:p>
          </table:table-cell>
          <table:table-cell table:formula="of:=(4.17 * 60 - 5) *[.H2]/1000" office:value-type="float" office:value="1.28189665653495" calcext:value-type="float">
            <text:p>1.28</text:p>
          </table:table-cell>
          <table:table-cell table:formula="of:=[.I2]/[.B2]*1000" office:value-type="float" office:value="128.189665653495" calcext:value-type="float">
            <text:p>128.2</text:p>
          </table:table-cell>
          <table:table-cell/>
          <table:table-cell table:formula="of:=[.K2]-23" office:value-type="float" office:value="-23" calcext:value-type="float">
            <text:p>-23</text:p>
          </table:table-cell>
          <table:table-cell table:number-columns-repeated="1012"/>
        </table:table-row>
        <table:table-row table:style-name="ro2">
          <table:table-cell table:style-name="ce1" office:value-type="float" office:value="58333" calcext:value-type="float">
            <text:p>5833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7" calcext:value-type="float">
            <text:p>237</text:p>
          </table:table-cell>
          <table:table-cell table:style-name="ce1"/>
          <table:table-cell table:style-name="ce3"/>
          <table:table-cell table:style-name="ce5"/>
          <table:table-cell table:style-name="ce7" office:value-type="float" office:value="3.84" calcext:value-type="float">
            <text:p>3.84</text:p>
          </table:table-cell>
          <table:table-cell table:style-name="ce5" office:value-type="float" office:value="3.85" calcext:value-type="float">
            <text:p>3.85</text:p>
          </table:table-cell>
          <table:table-cell table:style-name="ce5" table:formula="of:=(4.17 * 60 - 5) *[.H3]/1000" office:value-type="float" office:value="0.94402" calcext:value-type="float">
            <text:p>0.94</text:p>
          </table:table-cell>
          <table:table-cell table:style-name="ce3" table:formula="of:=[.I3]/[.B3]*1000" office:value-type="float" office:value="134.86" calcext:value-type="float">
            <text:p>134.9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formula="of:=[.K3]-23" office:value-type="float" office:value="39" calcext:value-type="float">
            <text:p>39</text:p>
          </table:table-cell>
          <table:table-cell table:style-name="ce1" table:number-columns-repeated="1012"/>
        </table:table-row>
        <table:table-row table:style-name="ro2">
          <table:table-cell office:value-type="float" office:value="66666" calcext:value-type="float">
            <text:p>66666</text:p>
          </table:table-cell>
          <table:table-cell office:value-type="float" office:value="6" calcext:value-type="float">
            <text:p>6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3.37" calcext:value-type="float">
            <text:p>3.37</text:p>
          </table:table-cell>
          <table:table-cell table:formula="of:=[.G4]/987*1000" office:value-type="float" office:value="3.41438703140831" calcext:value-type="float">
            <text:p>3.41</text:p>
          </table:table-cell>
          <table:table-cell table:formula="of:=(4.17 * 60 - 5) *[.H4]/1000" office:value-type="float" office:value="0.837207700101317" calcext:value-type="float">
            <text:p>0.84</text:p>
          </table:table-cell>
          <table:table-cell table:formula="of:=[.I4]/[.B4]*1000" office:value-type="float" office:value="139.534616683553" calcext:value-type="float">
            <text:p>139.5</text:p>
          </table:table-cell>
          <table:table-cell office:value-type="float" office:value="59" calcext:value-type="float">
            <text:p>59</text:p>
          </table:table-cell>
          <table:table-cell table:formula="of:=[.K4]-23" office:value-type="float" office:value="36" calcext:value-type="float">
            <text:p>36</text:p>
          </table:table-cell>
          <table:table-cell table:number-columns-repeated="1012"/>
        </table:table-row>
        <table:table-row table:style-name="ro2">
          <table:table-cell office:value-type="float" office:value="83333" calcext:value-type="float">
            <text:p>83333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2.7" calcext:value-type="float">
            <text:p>2.7</text:p>
          </table:table-cell>
          <table:table-cell table:formula="of:=[.G5]/987*1000" office:value-type="float" office:value="2.7355623100304" calcext:value-type="float">
            <text:p>2.74</text:p>
          </table:table-cell>
          <table:table-cell table:formula="of:=(4.17 * 60 - 5) *[.H5]/1000" office:value-type="float" office:value="0.670759878419453" calcext:value-type="float">
            <text:p>0.67</text:p>
          </table:table-cell>
          <table:table-cell table:formula="of:=[.I5]/[.B5]*1000" office:value-type="float" office:value="134.151975683891" calcext:value-type="float">
            <text:p>134.2</text:p>
          </table:table-cell>
          <table:table-cell office:value-type="float" office:value="52" calcext:value-type="float">
            <text:p>52</text:p>
          </table:table-cell>
          <table:table-cell table:formula="of:=[.K5]-23" office:value-type="float" office:value="29" calcext:value-type="float">
            <text:p>29</text:p>
          </table:table-cell>
          <table:table-cell table:number-columns-repeated="1012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2.26" calcext:value-type="float">
            <text:p>2.26</text:p>
          </table:table-cell>
          <table:table-cell table:formula="of:=[.G6]/987*1000" office:value-type="float" office:value="2.28976697061803" calcext:value-type="float">
            <text:p>2.29</text:p>
          </table:table-cell>
          <table:table-cell table:formula="of:=(4.17 * 60 - 5) *[.H6]/1000" office:value-type="float" office:value="0.561450861195542" calcext:value-type="float">
            <text:p>0.56</text:p>
          </table:table-cell>
          <table:table-cell table:formula="of:=[.I6]/[.B6]*1000" office:value-type="float" office:value="140.362715298885" calcext:value-type="float">
            <text:p>140.4</text:p>
          </table:table-cell>
          <table:table-cell office:value-type="float" office:value="50" calcext:value-type="float">
            <text:p>50</text:p>
          </table:table-cell>
          <table:table-cell table:formula="of:=[.K6]-23" office:value-type="float" office:value="27" calcext:value-type="float">
            <text:p>27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formula="of:=(1/(768+[.D7])+1/21240)^-1" office:value-type="float" office:value="741.199563794984" calcext:value-type="float">
            <text:p>741.2</text:p>
          </table:table-cell>
          <table:table-cell table:formula="of:=5/[.E7]*1000" office:value-type="float" office:value="6.74582156308851" calcext:value-type="float">
            <text:p>6.75</text:p>
          </table:table-cell>
          <table:table-cell/>
          <table:table-cell table:formula="of:=[.G7]/987*1000" office:value-type="float" office:value="0" calcext:value-type="float">
            <text:p>0.00</text:p>
          </table:table-cell>
          <table:table-cell table:formula="of:=(4.17 * 60 - 5) *[.H7]/1000" office:value-type="float" office:value="0" calcext:value-type="float">
            <text:p>0.00</text:p>
          </table:table-cell>
          <table:table-cell table:formula="of:=[.I7]/[.B7]*1000" office:value-type="string" office:string-value="" calcext:value-type="error">
            <text:p>#DIV/0!</text:p>
          </table:table-cell>
          <table:table-cell/>
          <table:table-cell table:formula="of:=[.K7]-23" office:value-type="float" office:value="-23" calcext:value-type="float">
            <text:p>-23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formula="of:=(1/(768+[.D8])+1/21240)^-1" office:value-type="float" office:value="741.199563794984" calcext:value-type="float">
            <text:p>741.2</text:p>
          </table:table-cell>
          <table:table-cell table:formula="of:=5/[.E8]*1000" office:value-type="float" office:value="6.74582156308851" calcext:value-type="float">
            <text:p>6.75</text:p>
          </table:table-cell>
          <table:table-cell/>
          <table:table-cell table:formula="of:=[.G8]/987*1000" office:value-type="float" office:value="0" calcext:value-type="float">
            <text:p>0.00</text:p>
          </table:table-cell>
          <table:table-cell table:formula="of:=(4.17 * 60 - 5) *[.H8]/1000" office:value-type="float" office:value="0" calcext:value-type="float">
            <text:p>0.00</text:p>
          </table:table-cell>
          <table:table-cell table:formula="of:=[.I8]/[.B8]*1000" office:value-type="string" office:string-value="" calcext:value-type="error">
            <text:p>#DIV/0!</text:p>
          </table:table-cell>
          <table:table-cell/>
          <table:table-cell table:formula="of:=[.K8]-23" office:value-type="float" office:value="-23" calcext:value-type="float">
            <text:p>-23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formula="of:=(1/(768+[.D9])+1/21240)^-1" office:value-type="float" office:value="741.199563794984" calcext:value-type="float">
            <text:p>741.2</text:p>
          </table:table-cell>
          <table:table-cell table:formula="of:=5/[.E9]*1000" office:value-type="float" office:value="6.74582156308851" calcext:value-type="float">
            <text:p>6.75</text:p>
          </table:table-cell>
          <table:table-cell/>
          <table:table-cell table:formula="of:=[.G9]/987*1000" office:value-type="float" office:value="0" calcext:value-type="float">
            <text:p>0.00</text:p>
          </table:table-cell>
          <table:table-cell table:formula="of:=(4.17 * 60 - 5) *[.H9]/1000" office:value-type="float" office:value="0" calcext:value-type="float">
            <text:p>0.00</text:p>
          </table:table-cell>
          <table:table-cell table:formula="of:=[.I9]/[.B9]*1000" office:value-type="string" office:string-value="" calcext:value-type="error">
            <text:p>#DIV/0!</text:p>
          </table:table-cell>
          <table:table-cell/>
          <table:table-cell table:formula="of:=[.K9]-23" office:value-type="float" office:value="-23" calcext:value-type="float">
            <text:p>-23</text:p>
          </table:table-cell>
          <table:table-cell table:number-columns-repeated="1012"/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989" calcext:value-type="float">
            <text:p>989</text:p>
          </table:table-cell>
          <table:table-cell table:formula="of:=(1/(768+[.D10])+1/21240)^-1" office:value-type="float" office:value="1622.76296908292" calcext:value-type="float">
            <text:p>1622.8</text:p>
          </table:table-cell>
          <table:table-cell table:formula="of:=5/[.E10]*1000" office:value-type="float" office:value="3.08116471429322" calcext:value-type="float">
            <text:p>3.08</text:p>
          </table:table-cell>
          <table:table-cell office:value-type="float" office:value="3.16" calcext:value-type="float">
            <text:p>3.16</text:p>
          </table:table-cell>
          <table:table-cell table:formula="of:=[.G10]/987*1000" office:value-type="float" office:value="3.2016210739615" calcext:value-type="float">
            <text:p>3.20</text:p>
          </table:table-cell>
          <table:table-cell table:formula="of:=(4.17 * 60 - 5) *[.H10]/1000" office:value-type="float" office:value="0.78503748733536" calcext:value-type="float">
            <text:p>0.79</text:p>
          </table:table-cell>
          <table:table-cell table:number-columns-repeated="1015"/>
        </table:table-row>
        <table:table-row table:style-name="ro2">
          <table:table-cell table:style-name="ce1" office:value-type="float" office:value="58333" calcext:value-type="float">
            <text:p>5833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0.2" calcext:value-type="float">
            <text:p>140.2</text:p>
          </table:table-cell>
          <table:table-cell table:style-name="ce1" office:value-type="float" office:value="1903" calcext:value-type="float">
            <text:p>1903</text:p>
          </table:table-cell>
          <table:table-cell table:style-name="ce3" table:formula="of:=(1/(768+[.D11])+1/21240)^-1" office:value-type="float" office:value="2372.633515955" calcext:value-type="float">
            <text:p>2372.6</text:p>
          </table:table-cell>
          <table:table-cell table:style-name="ce5" table:formula="of:=5/[.E11]*1000" office:value-type="float" office:value="2.10736296456112" calcext:value-type="float">
            <text:p>2.11</text:p>
          </table:table-cell>
          <table:table-cell table:style-name="ce7" office:value-type="float" office:value="2.24" calcext:value-type="float">
            <text:p>2.24</text:p>
          </table:table-cell>
          <table:table-cell table:style-name="ce5" table:formula="of:=[.G11]/987*1000" office:value-type="float" office:value="2.26950354609929" calcext:value-type="float">
            <text:p>2.27</text:p>
          </table:table-cell>
          <table:table-cell table:style-name="ce5" table:formula="of:=(4.17 * 60 - 5) *[.H11]/1000" office:value-type="float" office:value="0.556482269503546" calcext:value-type="float">
            <text:p>0.56</text:p>
          </table:table-cell>
          <table:table-cell table:style-name="ce3"/>
          <table:table-cell table:style-name="ce1" table:number-columns-repeated="1014"/>
        </table:table-row>
        <table:table-row table:style-name="ro2">
          <table:table-cell office:value-type="float" office:value="66666" calcext:value-type="float">
            <text:p>66666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2292" calcext:value-type="float">
            <text:p>2292</text:p>
          </table:table-cell>
          <table:table-cell table:formula="of:=(1/(768+[.D12])+1/21240)^-1" office:value-type="float" office:value="2674.66666666667" calcext:value-type="float">
            <text:p>2674.7</text:p>
          </table:table-cell>
          <table:table-cell table:formula="of:=5/[.E12]*1000" office:value-type="float" office:value="1.86939182452642" calcext:value-type="float">
            <text:p>1.87</text:p>
          </table:table-cell>
          <table:table-cell office:value-type="float" office:value="1.96" calcext:value-type="float">
            <text:p>1.96</text:p>
          </table:table-cell>
          <table:table-cell table:formula="of:=[.G12]/987*1000" office:value-type="float" office:value="1.98581560283688" calcext:value-type="float">
            <text:p>1.99</text:p>
          </table:table-cell>
          <table:table-cell table:formula="of:=(4.17 * 60 - 5) *[.H12]/1000" office:value-type="float" office:value="0.486921985815603" calcext:value-type="float">
            <text:p>0.49</text:p>
          </table:table-cell>
          <table:table-cell table:number-columns-repeated="1015"/>
        </table:table-row>
        <table:table-row table:style-name="ro2">
          <table:table-cell office:value-type="float" office:value="83333" calcext:value-type="float">
            <text:p>83333</text:p>
          </table:table-cell>
          <table:table-cell office:value-type="float" office:value="5" calcext:value-type="float">
            <text:p>5</text:p>
          </table:table-cell>
          <table:table-cell office:value-type="float" office:value="140.5" calcext:value-type="float">
            <text:p>140.5</text:p>
          </table:table-cell>
          <table:table-cell office:value-type="float" office:value="3246" calcext:value-type="float">
            <text:p>3246</text:p>
          </table:table-cell>
          <table:table-cell table:formula="of:=(1/(768+[.D13])+1/21240)^-1" office:value-type="float" office:value="3375.994297933" calcext:value-type="float">
            <text:p>3376.0</text:p>
          </table:table-cell>
          <table:table-cell table:formula="of:=5/[.E13]*1000" office:value-type="float" office:value="1.48104515551502" calcext:value-type="float">
            <text:p>1.48</text:p>
          </table:table-cell>
          <table:table-cell office:value-type="float" office:value="1.58" calcext:value-type="float">
            <text:p>1.58</text:p>
          </table:table-cell>
          <table:table-cell table:formula="of:=[.G13]/987*1000" office:value-type="float" office:value="1.60081053698075" calcext:value-type="float">
            <text:p>1.60</text:p>
          </table:table-cell>
          <table:table-cell table:formula="of:=(4.17 * 60 - 5) *[.H13]/1000" office:value-type="float" office:value="0.39251874366768" calcext:value-type="float">
            <text:p>0.39</text:p>
          </table:table-cell>
          <table:table-cell table:number-columns-repeated="1015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4457" calcext:value-type="float">
            <text:p>4457</text:p>
          </table:table-cell>
          <table:table-cell table:formula="of:=(1/(768+[.D14])+1/21240)^-1" office:value-type="float" office:value="4193.42527866994" calcext:value-type="float">
            <text:p>4193.4</text:p>
          </table:table-cell>
          <table:table-cell table:formula="of:=5/[.E14]*1000" office:value-type="float" office:value="1.19234269546491" calcext:value-type="float">
            <text:p>1.19</text:p>
          </table:table-cell>
          <table:table-cell office:value-type="float" office:value="1.3" calcext:value-type="float">
            <text:p>1.3</text:p>
          </table:table-cell>
          <table:table-cell table:formula="of:=[.G14]/987*1000" office:value-type="float" office:value="1.31712259371834" calcext:value-type="float">
            <text:p>1.32</text:p>
          </table:table-cell>
          <table:table-cell table:formula="of:=(4.17 * 60 - 5) *[.H14]/1000" office:value-type="float" office:value="0.322958459979737" calcext:value-type="float">
            <text:p>0.32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formula="of:=(1/(768+[.D15])+1/21240)^-1" office:value-type="float" office:value="741.199563794984" calcext:value-type="float">
            <text:p>741.2</text:p>
          </table:table-cell>
          <table:table-cell table:formula="of:=5/[.E15]*1000" office:value-type="float" office:value="6.74582156308851" calcext:value-type="float">
            <text:p>6.75</text:p>
          </table:table-cell>
          <table:table-cell/>
          <table:table-cell table:formula="of:=[.G15]/987*1000" office:value-type="float" office:value="0" calcext:value-type="float">
            <text:p>0.00</text:p>
          </table:table-cell>
          <table:table-cell table:formula="of:=(4.17 * 60 - 5) *[.H15]/10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formula="of:=(1/(768+[.D16])+1/21240)^-1" office:value-type="float" office:value="741.199563794984" calcext:value-type="float">
            <text:p>741.2</text:p>
          </table:table-cell>
          <table:table-cell table:formula="of:=5/[.E16]*1000" office:value-type="float" office:value="6.74582156308851" calcext:value-type="float">
            <text:p>6.75</text:p>
          </table:table-cell>
          <table:table-cell/>
          <table:table-cell table:formula="of:=[.G16]/987*1000" office:value-type="float" office:value="0" calcext:value-type="float">
            <text:p>0.00</text:p>
          </table:table-cell>
          <table:table-cell table:formula="of:=(4.17 * 60 - 5) *[.H16]/10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formula="of:=(1/(768+[.D17])+1/21240)^-1" office:value-type="float" office:value="741.199563794984" calcext:value-type="float">
            <text:p>741.2</text:p>
          </table:table-cell>
          <table:table-cell table:formula="of:=5/[.E17]*1000" office:value-type="float" office:value="6.74582156308851" calcext:value-type="float">
            <text:p>6.75</text:p>
          </table:table-cell>
          <table:table-cell/>
          <table:table-cell table:formula="of:=[.G17]/987*1000" office:value-type="float" office:value="0" calcext:value-type="float">
            <text:p>0.00</text:p>
          </table:table-cell>
          <table:table-cell table:formula="of:=(4.17 * 60 - 5) *[.H17]/10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formula="of:=(1/(768+[.D18])+1/21240)^-1" office:value-type="float" office:value="741.199563794984" calcext:value-type="float">
            <text:p>741.2</text:p>
          </table:table-cell>
          <table:table-cell table:formula="of:=5/[.E18]*1000" office:value-type="float" office:value="6.74582156308851" calcext:value-type="float">
            <text:p>6.75</text:p>
          </table:table-cell>
          <table:table-cell/>
          <table:table-cell table:formula="of:=[.G18]/987*1000" office:value-type="float" office:value="0" calcext:value-type="float">
            <text:p>0.00</text:p>
          </table:table-cell>
          <table:table-cell table:formula="of:=(4.17 * 60 - 5) *[.H18]/10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formula="of:=(1/(768+[.D19])+1/21240)^-1" office:value-type="float" office:value="741.199563794984" calcext:value-type="float">
            <text:p>741.2</text:p>
          </table:table-cell>
          <table:table-cell table:formula="of:=5/[.E19]*1000" office:value-type="float" office:value="6.74582156308851" calcext:value-type="float">
            <text:p>6.75</text:p>
          </table:table-cell>
          <table:table-cell/>
          <table:table-cell table:formula="of:=[.G19]/987*1000" office:value-type="float" office:value="0" calcext:value-type="float">
            <text:p>0.00</text:p>
          </table:table-cell>
          <table:table-cell table:formula="of:=(4.17 * 60 - 5) *[.H19]/10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formula="of:=(1/(768+[.D20])+1/21240)^-1" office:value-type="float" office:value="741.199563794984" calcext:value-type="float">
            <text:p>741.2</text:p>
          </table:table-cell>
          <table:table-cell table:formula="of:=5/[.E20]*1000" office:value-type="float" office:value="6.74582156308851" calcext:value-type="float">
            <text:p>6.75</text:p>
          </table:table-cell>
          <table:table-cell/>
          <table:table-cell table:formula="of:=[.G20]/987*1000" office:value-type="float" office:value="0" calcext:value-type="float">
            <text:p>0.00</text:p>
          </table:table-cell>
          <table:table-cell table:formula="of:=(4.17 * 60 - 5) *[.H20]/10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formula="of:=(1/(768+[.D21])+1/21240)^-1" office:value-type="float" office:value="741.199563794984" calcext:value-type="float">
            <text:p>741.2</text:p>
          </table:table-cell>
          <table:table-cell table:formula="of:=5/[.E21]*1000" office:value-type="float" office:value="6.74582156308851" calcext:value-type="float">
            <text:p>6.75</text:p>
          </table:table-cell>
          <table:table-cell/>
          <table:table-cell table:formula="of:=[.G21]/987*1000" office:value-type="float" office:value="0" calcext:value-type="float">
            <text:p>0.00</text:p>
          </table:table-cell>
          <table:table-cell table:formula="of:=(4.17 * 60 - 5) *[.H21]/10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formula="of:=(1/(768+[.D22])+1/21240)^-1" office:value-type="float" office:value="741.199563794984" calcext:value-type="float">
            <text:p>741.2</text:p>
          </table:table-cell>
          <table:table-cell table:formula="of:=5/[.E22]*1000" office:value-type="float" office:value="6.74582156308851" calcext:value-type="float">
            <text:p>6.75</text:p>
          </table:table-cell>
          <table:table-cell/>
          <table:table-cell table:formula="of:=[.G22]/987*1000" office:value-type="float" office:value="0" calcext:value-type="float">
            <text:p>0.00</text:p>
          </table:table-cell>
          <table:table-cell table:formula="of:=(4.17 * 60 - 5) *[.H22]/10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formula="of:=(1/(768+[.D23])+1/21240)^-1" office:value-type="float" office:value="741.199563794984" calcext:value-type="float">
            <text:p>741.2</text:p>
          </table:table-cell>
          <table:table-cell table:formula="of:=5/[.E23]*1000" office:value-type="float" office:value="6.74582156308851" calcext:value-type="float">
            <text:p>6.75</text:p>
          </table:table-cell>
          <table:table-cell/>
          <table:table-cell table:formula="of:=[.G23]/987*1000" office:value-type="float" office:value="0" calcext:value-type="float">
            <text:p>0.00</text:p>
          </table:table-cell>
          <table:table-cell table:formula="of:=(4.17 * 60 - 5) *[.H23]/10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formula="of:=(1/(768+[.D24])+1/21240)^-1" office:value-type="float" office:value="741.199563794984" calcext:value-type="float">
            <text:p>741.2</text:p>
          </table:table-cell>
          <table:table-cell table:formula="of:=5/[.E24]*1000" office:value-type="float" office:value="6.74582156308851" calcext:value-type="float">
            <text:p>6.75</text:p>
          </table:table-cell>
          <table:table-cell/>
          <table:table-cell table:formula="of:=[.G24]/987*1000" office:value-type="float" office:value="0" calcext:value-type="float">
            <text:p>0.00</text:p>
          </table:table-cell>
          <table:table-cell table:formula="of:=(4.17 * 60 - 5) *[.H24]/10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formula="of:=(1/(768+[.D25])+1/21240)^-1" office:value-type="float" office:value="741.199563794984" calcext:value-type="float">
            <text:p>741.2</text:p>
          </table:table-cell>
          <table:table-cell table:formula="of:=5/[.E25]*1000" office:value-type="float" office:value="6.74582156308851" calcext:value-type="float">
            <text:p>6.75</text:p>
          </table:table-cell>
          <table:table-cell/>
          <table:table-cell table:formula="of:=[.G25]/987*1000" office:value-type="float" office:value="0" calcext:value-type="float">
            <text:p>0.00</text:p>
          </table:table-cell>
          <table:table-cell table:formula="of:=(4.17 * 60 - 5) *[.H25]/10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formula="of:=(1/(768+[.D26])+1/21240)^-1" office:value-type="float" office:value="741.199563794984" calcext:value-type="float">
            <text:p>741.2</text:p>
          </table:table-cell>
          <table:table-cell table:formula="of:=5/[.E26]*1000" office:value-type="float" office:value="6.74582156308851" calcext:value-type="float">
            <text:p>6.75</text:p>
          </table:table-cell>
          <table:table-cell/>
          <table:table-cell table:formula="of:=[.G26]/987*1000" office:value-type="float" office:value="0" calcext:value-type="float">
            <text:p>0.00</text:p>
          </table:table-cell>
          <table:table-cell table:formula="of:=(4.17 * 60 - 5) *[.H26]/10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formula="of:=(1/(768+[.D27])+1/21240)^-1" office:value-type="float" office:value="741.199563794984" calcext:value-type="float">
            <text:p>741.2</text:p>
          </table:table-cell>
          <table:table-cell table:formula="of:=5/[.E27]*1000" office:value-type="float" office:value="6.74582156308851" calcext:value-type="float">
            <text:p>6.75</text:p>
          </table:table-cell>
          <table:table-cell/>
          <table:table-cell table:formula="of:=[.G27]/987*1000" office:value-type="float" office:value="0" calcext:value-type="float">
            <text:p>0.00</text:p>
          </table:table-cell>
          <table:table-cell table:formula="of:=(4.17 * 60 - 5) *[.H27]/1000" office:value-type="float" office:value="0" calcext:value-type="float">
            <text:p>0.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5-30T16:30:48.167142556</meta:creation-date>
    <dc:date>2023-05-31T00:30:51.884079194</dc:date>
    <meta:editing-duration>PT3H1M27S</meta:editing-duration>
    <meta:editing-cycles>2</meta:editing-cycles>
    <meta:generator>LibreOffice/7.1.7.2$MacOSX_X86_64 LibreOffice_project/c6a4e3954236145e2acb0b65f68614365aeee33f</meta:generator>
    <meta:document-statistic meta:table-count="1" meta:cell-count="171" meta:object-count="0"/>
  </office:meta>
</office:document-meta>
</file>